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d62" officeooo:paragraph-rsid="001bbd62"/>
    </style:style>
    <style:style style:name="P2" style:family="paragraph" style:parent-style-name="Standard">
      <style:text-properties officeooo:rsid="001bbd62" officeooo:paragraph-rsid="001bbd62"/>
    </style:style>
    <style:style style:name="P3" style:family="paragraph" style:parent-style-name="Standard">
      <style:text-properties fo:font-weight="bold" officeooo:rsid="001f9d93" officeooo:paragraph-rsid="001f9d93" style:font-weight-asian="bold" style:font-weight-complex="bold"/>
    </style:style>
    <style:style style:name="P4" style:family="paragraph" style:parent-style-name="Standard">
      <style:text-properties fo:font-weight="bold" officeooo:rsid="001bbd62" officeooo:paragraph-rsid="001bbd62" style:font-weight-asian="bold" style:font-weight-complex="bold"/>
    </style:style>
    <style:style style:name="P5" style:family="paragraph" style:parent-style-name="Standard">
      <style:text-properties fo:font-weight="normal" officeooo:rsid="001f9d93" officeooo:paragraph-rsid="001f9d93" style:font-weight-asian="normal" style:font-weight-complex="normal"/>
    </style:style>
    <style:style style:name="T1" style:family="text">
      <style:text-properties officeooo:rsid="001f13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lliptic Curve Diffie-Hellman</text:p>
      <text:p text:style-name="P1"/>
      <text:p text:style-name="P1">Ιn this task, you will implement <text:span text:style-name="T1">in C </text:span>an Elliptic Curve Diffie-Hellman (ECDH) key</text:p>
      <text:p text:style-name="P1">exchange using the libsodium library. Follow the steps below to create a tool that</text:p>
      <text:p text:style-name="P1">enables secure key exchange between two parties (Alice and Bob):</text:p>
      <text:p text:style-name="P1">Scenario:</text:p>
      <text:p text:style-name="P1">● Agreement on Elliptic Curve Parameters: Alice and Bob agree to use the</text:p>
      <text:p text:style-name="P1">Curve25519 elliptic curve for the ECDH key exchange. This curve is built into</text:p>
      <text:p text:style-name="P1">libsodium, and no additional curve parameters need to be specified.</text:p>
      <text:p text:style-name="P1">● Key Generation by Alice:</text:p>
      <text:p text:style-name="P1">○ Alice generates a private key (a large random integer).</text:p>
      <text:p text:style-name="P1">○ Alice computes her public key A = a * G (elliptic curve point</text:p>
      <text:p text:style-name="P1">multiplication using the base point G) and sends it to Bob.</text:p>
      <text:p text:style-name="P1">● Key Generation by Bob:</text:p>
      <text:p text:style-name="P1">○ Bob generates a private key (a large random integer).</text:p>
      <text:p text:style-name="P1">○ Bob computes his public key B = b * G and sends it to Alice.</text:p>
      <text:p text:style-name="P1">● Shared Secret Calculation:</text:p>
      <text:p text:style-name="P1">○ After receiving Bob’s public key B, Alice computes the shared secret</text:p>
      <text:p text:style-name="P1">S_A = a * B (where B is Bob’s public key).</text:p>
      <text:p text:style-name="P1">○ After receiving Alice’s public key A, Bob computes the shared secret</text:p>
      <text:p text:style-name="P1">S_B = b * A.</text:p>
      <text:p text:style-name="P1">○ Both shared secrets are the same: S_A = S_B = (a * b) * G.</text:p>
      <text:p text:style-name="P1"/>
      <text:p text:style-name="P1">The tool will receive the required arguments from the command line upon execution</text:p>
      <text:p text:style-name="P1">as such:</text:p>
      <text:p text:style-name="P1">Command Line Options for ECDH Tool:</text:p>
      <text:p text:style-name="P1">-o path Path to output file</text:p>
      <text:p text:style-name="P1">-a number Alice's private key (optional)</text:p>
      <text:p text:style-name="P1">-b number Bob's private key (optional)</text:p>
      <text:p text:style-name="P1">-h This help message</text:p>
      <text:p text:style-name="P1">If the private keys are not provided, the tool should randomly generate them using</text:p>
      <text:p text:style-name="P1">libsodium.</text:p>
      <text:p text:style-name="P1">The output file must contain Alice's public key, Bob's public key, and the shared</text:p>
      <text:p text:style-name="P1">secret. The keys and shared secret will be expressed as hexadecimal values in the</text:p>
      <text:p text:style-name="P1">output file.</text:p>
      <text:p text:style-name="P1">Example:</text:p>
      <text:p text:style-name="P1">./ecdh_assign_1 -o ecdh.txt -a 5 -b 3</text:p>
      <text:p text:style-name="P1">This would generate public keys for Alice and Bob using the Curve25519 elliptic</text:p>
      <text:p text:style-name="P1">curve, compute the shared secret, and write the public keys and shared secret to the</text:p>
      <text:p text:style-name="P1">ecdh.txt file.</text:p>
      <text:p text:style-name="P1">Example of the ecdh.txt:</text:p>
      <text:p text:style-name="P1">Alice's Public Key:</text:p>
      <text:p text:style-name="P1">9ffb17b364f12b40f335e802fe02983f295b679ce291785181f122764ea80370</text:p>
      <text:p text:style-name="P1">Bob's Public Key:</text:p>
      <text:p text:style-name="P1">cb4a27e877b8d5572fa4b9e92a8d8b5f892ac87f58ed053f116b0dc20fe80278</text:p>
      <text:p text:style-name="P1">Shared Secret (Alice):</text:p>
      <text:p text:style-name="P1">afc0b79e89270b54ac24e161434b7b99eedeeda2ee7907548b2502adf63ed40c</text:p>
      <text:p text:style-name="P1">Shared Secret (Bob):</text:p>
      <text:p text:style-name="P1">afc0b79e89270b54ac24e161434b7b99eedeeda2ee7907548b2502adf63ed40c</text:p>
      <text:p text:style-name="P1">Shared secrets match!</text:p>
      <text:p text:style-name="P1">Clarifications:</text:p>
      <text:p text:style-name="P1">Private Keys: If private keys are provided via the -a or -b options, they will be used</text:p>
      <text:p text:style-name="P1"><text:soft-page-break/>directly for Alice and Bob. If not provided, the tool will generate random private keys</text:p>
      <text:p text:style-name="P1">for each.</text:p>
      <text:p text:style-name="P1"/>
      <text:p text:style-name="P3">RSA</text:p>
      <text:p text:style-name="P3">RSA Algorithm Details</text:p>
      <text:p text:style-name="P5">In this task, you have to implement an RSA key-pair generation algorithm. In order to</text:p>
      <text:p text:style-name="P5">do so, you will first need to study RSA’s internals:</text:p>
      <text:p text:style-name="P5">https://en.wikipedia.org/wiki/RSA_(cryptosystem).</text:p>
      <text:p text:style-name="P5">Key generation:</text:p>
      <text:p text:style-name="P5">1. Give 2 numbers. Let's name them p and q and a key_length (e.g. 1024,</text:p>
      <text:p text:style-name="P5">2048, 4096).</text:p>
      <text:p text:style-name="P5">2. Calculate if these 2 numbers are primes or not (Note: p and q should each be</text:p>
      <text:p text:style-name="P5">key_length/2).</text:p>
      <text:p text:style-name="P5">3. If they are, compute n where n = p * q.</text:p>
      <text:p text:style-name="P5">4. Calculate lambda(n) where lambda(n) = (p - 1) * (q - 1). This is Euler’s</text:p>
      <text:p text:style-name="P5">totient function, described in the original RSA paper "A Method for Obtaining</text:p>
      <text:p text:style-name="P5">Digital Signatures and Public-Key Cryptosystems”. You may find out that other</text:p>
      <text:p text:style-name="P5">implementations use different totient functions. However, for this</text:p>
      <text:p text:style-name="P5">implementation, we are going to use Euler’s.</text:p>
      <text:p text:style-name="P5">5. Choose a prime e where (e % lambda(n) != 0) AND (gcd(e, lambda) == 1)</text:p>
      <text:p text:style-name="P5">where gcd() is the Greatest Common Denominator.</text:p>
      <text:p text:style-name="P5">6. Choose d where d is the modular inverse of (e, lambda).</text:p>
      <text:p text:style-name="P5">7. The public key consists of n and d, in this order.</text:p>
      <text:p text:style-name="P5">8. The private key consists of n and e, in this order.</text:p>
      <text:p text:style-name="P5">Data Encryption: Develop a function that provides RSA encryption functionality,</text:p>
      <text:p text:style-name="P5">using the keys generated in the previous step. This function reads the data from a</text:p>
      <text:p text:style-name="P5">file and encrypts them using one of the generated keys. Then, it stores the ciphertext</text:p>
      <text:p text:style-name="P5">in an output file.</text:p>
      <text:p text:style-name="P5">Data Decryption: Implement a function that reads a ciphertext from an input file and</text:p>
      <text:p text:style-name="P5">performs RSA decryption using the appropriate one of the two keys, depending on</text:p>
      <text:p text:style-name="P5">which one was used for the ciphertext encryption. The keys will be generated using a</text:p>
      <text:p text:style-name="P5">function called generateRSAKeyPair, following the steps in the Key generation</text:p>
      <text:p text:style-name="P5">algorithm above. When the decryption is over, the function stores the plaintext in an</text:p>
      <text:p text:style-name="P5">appropriate output file.</text:p>
      <text:p text:style-name="P5">In order to successfully decrypt the data, you have to use the appropriate key. If the</text:p>
      <text:p text:style-name="P5">ciphertext is encrypted using the public key, you have to use the private key in order</text:p>
      <text:p text:style-name="P5">to decrypt the data and vice versa.</text:p>
      <text:p text:style-name="P5">Performance Analysis: Compare the performance of RSA encryption and</text:p>
      <text:p text:style-name="P5">decryption with different key lengths in terms of computational time and also</text:p>
      <text:p text:style-name="P5">memory usage.</text:p>
      <text:p text:style-name="P5">NOTE: For the Key generation Algorithm, Encryption, and Decryption you must use</text:p>
      <text:p text:style-name="P5">the GMPLibrary</text:p>
      <text:p text:style-name="P5">RSA Different key length Tool</text:p>
      <text:p text:style-name="P5">The tool will receive the required arguments from the command line upon execution</text:p>
      <text:p text:style-name="P5">as such:</text:p>
      <text:p text:style-name="P5">Options:</text:p>
      <text:p text:style-name="P5">-i path Path to the input file</text:p>
      <text:p text:style-name="P5">-o path Path to the output file</text:p>
      <text:p text:style-name="P5">-k path Path to the key file</text:p>
      <text:p text:style-name="P5">-g length Perform RSA key-pair generation given a key length “length”</text:p>
      <text:p text:style-name="P5">-d Decrypt input and store results to output.</text:p>
      <text:p text:style-name="P5">-e Encrypt input and store results to output.</text:p>
      <text:p text:style-name="P5"><text:soft-page-break/>-a Compare the performance of RSA encryption and decryption with three</text:p>
      <text:p text:style-name="P5">different key lengths (1024, 2048, 4096 key lengths) in terms of computational time.</text:p>
      <text:p text:style-name="P5">-h This help message</text:p>
      <text:p text:style-name="P5">The arguments “i”, “o” and “k” are always required when using “e” or “d”</text:p>
      <text:p text:style-name="P5">Using -i and a path the user specifies the path to the input file.</text:p>
      <text:p text:style-name="P5">Using -o and a path the user specifies the path to the output file.</text:p>
      <text:p text:style-name="P5">Using -k and a path the user specifies the path to the key file.</text:p>
      <text:p text:style-name="P5">Using -g the tool generates a public and a private key given a key length “length” and</text:p>
      <text:p text:style-name="P5">stores them to the public_length.key and private_length.key files respectively.</text:p>
      <text:p text:style-name="P5">Using -d the user specifies that the tool should read the ciphertext from the input file,</text:p>
      <text:p text:style-name="P5">decrypt it and then store the plaintext in the output file.</text:p>
      <text:p text:style-name="P5">Using -e the user specifies that the tool should read the plaintext from the input file,</text:p>
      <text:p text:style-name="P5">encrypt it and store the ciphertext in the output file.</text:p>
      <text:p text:style-name="P5">Using -a the user generates three distinct sets of public and private key pairs,</text:p>
      <text:p text:style-name="P5">allowing for a comparison of the encryption and decryption times for each.</text:p>
      <text:p text:style-name="P5">Example:</text:p>
      <text:p text:style-name="P5">./rsa_assign_1 -g “length”</text:p>
      <text:p text:style-name="P5">The tool will generate a public and a private key given a length “length” and store</text:p>
      <text:p text:style-name="P5">them in the files public_length.key and private_length.key respectively.</text:p>
      <text:p text:style-name="P5">Example:</text:p>
      <text:p text:style-name="P5">./rsa_assign_1 -i plaintext.txt -o ciphertext.txt -k public_length.key -e</text:p>
      <text:p text:style-name="P5">The tool will retrieve the public key from the file public.key and use it to encrypt the</text:p>
      <text:p text:style-name="P5">data found in “plaintext.txt” and then store the ciphertext in “ciphertext.txt”.</text:p>
      <text:p text:style-name="P5">Example:</text:p>
      <text:p text:style-name="P5">Step 1: ./rsa_assign_1 -a performance.txt</text:p>
      <text:p text:style-name="P5">The tool will generate three distinct sets of public and private key pairs, each with</text:p>
      <text:p text:style-name="P5">different key lengths (1024, 2048, 4096). These key pairs will be saved in files</text:p>
      <text:p text:style-name="P5">named "public_1024.key," "private_1024.key," "public_2048.key," "private_2048.key,"</text:p>
      <text:p text:style-name="P5">"public_4096.key," and "private_4096.key." Afterward, it will encrypt and decrypt the</text:p>
      <text:p text:style-name="P5">contents of the "plaintext.txt" file using each key pair and record the time taken (see</text:p>
      <text:p text:style-name="P5">the &lt;sys/time.h&gt; library) and the memory usage (see the &lt;sys/resource.h&gt;</text:p>
      <text:p text:style-name="P5">library) during each process in the "performance.txt" file. This setup allows for a</text:p>
      <text:p text:style-name="P5">direct comparison of encryption and decryption times, as well as memory</text:p>
      <text:p text:style-name="P5">consumption, for each key length.</text:p>
      <text:p text:style-name="P5">An example of the output of the performance.txt file is:</text:p>
      <text:p text:style-name="P5">Key Length: 1024 bits</text:p>
      <text:p text:style-name="P5">Encryption Time: 0.02s</text:p>
      <text:p text:style-name="P5">Decryption Time: 0.03s</text:p>
      <text:p text:style-name="P5">Peak Memory Usage (Encryption): 12 Bytes</text:p>
      <text:p text:style-name="P5">Peak Memory Usage (Decryption): 10 Bytes</text:p>
      <text:p text:style-name="P5">Key Length: 2048 bits</text:p>
      <text:p text:style-name="P5">Encryption Time: 0.08s</text:p>
      <text:p text:style-name="P5">Decryption Time: 0.09s</text:p>
      <text:p text:style-name="P5">Peak Memory Usage (Encryption): 25 Bytes</text:p>
      <text:p text:style-name="P5">Peak Memory Usage (Decryption): 23 Bytes</text:p>
      <text:p text:style-name="P5">Key Length: 4096 bits</text:p>
      <text:p text:style-name="P5">Encryption Time: 0.30s</text:p>
      <text:p text:style-name="P5">Decryption Time: 0.32s</text:p>
      <text:p text:style-name="P5">Peak Memory Usage (Encryption): 50 Bytes</text:p>
      <text:p text:style-name="P5">Peak Memory Usage (Decryption): 47 Bytes</text:p>
      <text:p text:style-name="P5">The name of the command line tool must be rsa_assign_1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20:48:45.977610209</meta:creation-date>
    <dc:date>2024-10-17T12:24:26.981884997</dc:date>
    <meta:editing-duration>PT4M47S</meta:editing-duration>
    <meta:editing-cycles>3</meta:editing-cycles>
    <meta:generator>LibreOffice/24.2.5.2$Linux_X86_64 LibreOffice_project/420$Build-2</meta:generator>
    <meta:document-statistic meta:table-count="0" meta:image-count="0" meta:object-count="0" meta:page-count="3" meta:paragraph-count="152" meta:word-count="1287" meta:character-count="7781" meta:non-whitespace-character-count="6646"/>
  </office:meta>
</office:document-meta>
</file>